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trl + klepnutí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také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dokumentem<text:tab/>11</text:a></text:p>
            <text:p text:style-name="P137"><text:a xlink:type="simple" xlink:href="#__RefHeading___Toc11243_4002210151" text:style-name="Index_20_Link" text:visited-style-name="Index_20_Link">Používáme Navigátor<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Nástrojová lišta Najít<text:tab/>14</text:a></text:p>
            <text:p text:style-name="P137"><text:a xlink:type="simple" xlink:href="#__RefHeading__83377_462712302" text:style-name="Index_20_Link" text:visited-style-name="Index_20_Link">Dialogové okno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Synonyma,  slovník synonym (tezaurus)<text:tab/>19</text:a></text:p>
            <text:p text:style-name="P136"><text:a xlink:type="simple" xlink:href="#__RefHeading___Toc25249_1611997718" text:style-name="Index_20_Link" text:visited-style-name="Index_20_Link">Automatické opravy<text:tab/>19</text:a></text:p>
            <text:p text:style-name="P136"><text:a xlink:type="simple" xlink:href="#__RefHeading__19514_697337876" text:style-name="Index_20_Link" text:visited-style-name="Index_20_Link">Dokončování slov<text:tab/>20</text:a></text:p>
            <text:p text:style-name="P136"><text:a xlink:type="simple" xlink:href="#__RefHeading__19516_697337876" text:style-name="Index_20_Link" text:visited-style-name="Index_20_Link">Automatický text<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tabelačních zarážek a odsazení<text:tab/>27</text:a></text:p>
            <text:p text:style-name="P136"><text:a xlink:type="simple" xlink:href="#__RefHeading__19506_6973378761" text:style-name="Index_20_Link" text:visited-style-name="Index_20_Link">Změna výchozí vzdálenosti tabelačních zarážek<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Vestavěné jazykové nástroje<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Poznámky pod čarou a vysvětlivky<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Hypertextové odkazy<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Záložky<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em více.</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e výchozím nastavení jsou do počtu znaků zahrnuty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okno Styl stránky, v němž můžeme upravit vlastnosti vybraného stylu.</text:p>
      <text:list xml:id="list1549923122" text:style-name="Heading_20_Caution">
        <text:list-item>
          <text:p text:style-name="P164">Upozornění</text:p>
        </text:list-item>
      </text:list>
      <text:p text:style-name="Text_20_Note">Změna stylu aktuální stránky může ovlivnit styly následujících stránek, neboť záleží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Ikona elektronického podpisu značí, že dokument byl digitálně podepsán; v opačném případě je místo prázdné.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zobrazení určují,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Normální pohled</text:p>
      <text:p text:style-name="P113">Normální pohled je výchozím zobrazením dokumentů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zápatí a prázdné místo mezi stránkami. Chceme-li je skrýt, zvolíme v nabídce <text:span text:style-name="Strong_20_Emphasis">Zobrazit &gt; Skrýt prázdné místo</text:span>.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Také můžeme změnit název souboru.</text:p>
        </text:list-item>
        <text:list-item>
          <text:p text:style-name="Numbering_20_1">Klikneme na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typů objektů, jako jsou například položky rejstříku, které jinak v textu těžko odlišíme.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49">Chceme-li nastavit připomínku na aktuální místo kurzoru, klikneme v Navigátoru na ikonu <text:span text:style-name="Strong_20_Emphasis">Vložit připomínku</text:span>. V dokumentu můžeme nastavit až pět připomínek; nastavení šesté způsobí odstranění první.</text:p>
      <text:p text:style-name="P49">Připomínky nejsou v dokumentu nijak zvýrazněny, nejsou ani v seznamu Navigátoru, takže je nemůžeme vidět. Výjimkou je přeskok z jedné na druhou, tehdy poloha kurzor indikuje umístění připomínky.</text:p>
      <text:p text:style-name="P49">Chceme-li mezi připomínkami přecházet, klikneme nejprve na nástrojové liště Navigátoru na ikonu <text:span text:style-name="Strong_20_Emphasis">Připomínky</text:span>.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ých částí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Předcházející krok 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Šipkami klávesnice se přesuneme na začátek další části vybíraného textu. Podržíme klávesu <text:span text:style-name="Keystroke">Shift</text:span> a šipkami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em klávesy <text:span text:style-name="Keystroke">Esc</text:span> režim doplnitelného výběru opust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například webových stránek, a poté jej vložit do dokumentu.</text:p>
      <text:p text:style-name="P5">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5">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Přejdeme do nabídky <text:span text:style-name="Strong_20_Emphasis">Úpravy &gt; Vložit jinak</text:span>,</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V dialogovém okně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Hledání a náhrada odstavců určitého stylu</text:p>
        </text:list-item>
      </text:list>
      <text:h text:style-name="Heading_20_3" text:outline-level="3"><text:bookmark-start text:name="__RefHeading__83375_462712302"/>Nástrojová lišta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Po kliknutí na tlačítko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Dialogové okno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ráce s dialogovým oknem Najít a nahradit:</text:p>
      <text:list xml:id="list161110870803298" text:continue-list="list1773487309" text:style-name="Numbering_20_1">
        <text:list-item text:start-value="1">
          <text:p text:style-name="P196">Do pole <text:span text:style-name="Emphasis">Najít</text:span> napíšeme hledaný text.</text:p>
        </text:list-item>
        <text:list-item>
          <text:p text:style-name="P196">Chceme-li hledaný text nahradit jiným textem, zadáme nový text do pole <text:span text:style-name="Emphasis">Nahradit</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za slovem.</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dělení slov na konci řádku,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Volba za určitých podmínek nahrazuje dvě z klávesnice vložené pomlčky odpovídající pomlčkou.</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 otevřeném dialogovém okně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Synonyma,  slovník synonym (tezaurus)<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slovník synonym)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slovník synonym, je tato funkce nepřístupná.</text:p>
      <text:h text:style-name="P150" text:outline-level="2"><text:bookmark-start text:name="__RefHeading___Toc25249_1611997718"/>Automatické opravy<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Do seznamu oprav můžeme přidat své vlastní, můžeme přidat speciální znaky nebo změnit opravy nainstalované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kartu <text:span text:style-name="Emphasis">Nahradit</text:span>, vybereme požadovanou dvojici slov a klik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ik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Dokončování slov<text:bookmark-end text:name="__RefHeading__19514_697337876"/></text:h>
      <text:p text:style-name="P5">Je-li dokončování slov aktivní, zkouší Writer odhadnout, jaké slovo píšeme a nabízí nám jeho dokončení. Návrh přijmeme stiskem klávesy <text:span text:style-name="Keystroke">Enter</text:span>. V opačném případě pokračujeme v psaní.</text:p>
      <text:p text:style-name="P59">Dokončování slov vypneme v nabídc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bublinová nápověda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největšího počtu slov zapamatovaných pro dokončování a délka nejkratšího slova, které se má pamatovat.</text:p>
        </text:list-item>
        <text:list-item>
          <text:p text:style-name="P177">Smazání určitých slov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Automatický text<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opakovaného psaní „LibreOffice Writer“ definujeme položku automatického textu tak, aby se tato slova vložila do textu po napsání „low“ a stisku klávesy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Pro položku automatického textu zvolíme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ik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je-li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ení velikosti písma, zmenšení velikosti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jsou tato nastavení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tabelačních zarážek a odsazení<text:bookmark-end text:name="__RefHeading___Toc19951_1611997718"/></text:h>
      <text:p text:style-name="P5">Na vodorovném pravítku jsou zobrazeny <text:alphabetical-index-mark text:string-value="kroky tabulátoru"/>kroky tabulátoru. Námi definované polohy zarážek přepisují jejich výchozí nastavení.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Je proto vhodné definovat si vlastní nastavení tabulátorů podle následujícího textu.</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Než nastavovat tabulátory v odstavci, je lepší definovat je ve stylu odstavce.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zdálenosti tabelačních zarážek<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Automatické dělení slov zapneme nebo vypneme:</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část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ednotlivě můžeme ostatní styly upravit tak, aby v nich dělení slov nebylo zapnuté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komentáře se tečkovanou čarou spojí s polem na pravé straně stránky, do kterého zadáme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barva pozadí komentářů automaticky odlišuje jejich autory.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Stiskem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Vestavěné jazykové nástroje<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Klikneme na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Poznámky pod čarou a vysvětlivky<text:bookmark-end text:name="__RefHeading___Toc58529_2332601062"/></text:h>
      <text:p text:style-name="P44">Poznámky pod čarou se objeví ve spodní části stránky, na níž je v textu na poznámku odkaz. Vysvětlivky jsou všechny na konci dokumentu.</text:p>
      <text:p text:style-name="P94">Efektivně pracovat s poznámkami pod čarou a vysvětlivkami znamená:</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33">Chceme-li naformátovat poznámky pod čarou, jdeme do nabídky <text:span text:style-name="Strong_20_Emphasis">Nástroje &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Různé verze dokumentu ukládáme jako části jediné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Hypertextové odkazy<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Záložky<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